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rsid="00234f14" officeooo:paragraph-rsid="00234f1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none" officeooo:paragraph-rsid="001b754b"/>
    </style:style>
    <style:style style:name="P6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c9211e" loext:opacity="100%" officeooo:rsid="00254ea0" officeooo:paragraph-rsid="00254ea0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90e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uibert</text:p>
      <text:p text:style-name="P8">Rémy</text:p>
      <text:p text:style-name="P10">SAÉ Exploration algorithmique</text:p>
      <text:p text:style-name="P8"/>
      <text:p text:style-name="P6">Analyses et comparaisons</text:p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139893416" text:style-name="Index_20_Link" text:visited-style-name="Index_20_Link">Critères de comparaison<text:tab/>2</text:a></text:p>
          <text:p text:style-name="P1"><text:a xlink:type="simple" xlink:href="#__RefHeading___Toc108_139893416" text:style-name="Index_20_Link" text:visited-style-name="Index_20_Link">Simplicité<text:tab/>3</text:a></text:p>
          <text:p text:style-name="P1"><text:a xlink:type="simple" xlink:href="#__RefHeading___Toc110_139893416" text:style-name="Index_20_Link" text:visited-style-name="Index_20_Link">Efficacité<text:tab/>4</text:a></text:p>
          <text:p text:style-name="P1"><text:a xlink:type="simple" xlink:href="#__RefHeading___Toc112_139893416" text:style-name="Index_20_Link" text:visited-style-name="Index_20_Link">Sobriété<text:tab/>5</text:a></text:p>
        </text:index-body>
      </text:table-of-content>
      <text:p text:style-name="P7"/>
      <text:h text:style-name="P2" text:outline-level="1"><text:bookmark-start text:name="__RefHeading___Toc106_139893416"/>Critères de comparaison<text:bookmark-end text:name="__RefHeading___Toc106_139893416"/></text:h>
      <text:p text:style-name="Standard"/>
      <text:p text:style-name="P9">Balbla critère<text:span text:style-name="T2">s</text:span> de comparaison dans ce doc</text:p>
      <text:p text:style-name="Standard"/>
      <text:p text:style-name="Standard"><text:span text:style-name="T1">Lisibilité du code</text:span></text:p>
      <text:p text:style-name="Standard"><text:s text:c="4"/>Ce critère est subjectif. Il se base sur la facilité à comprendre ce que fait le code.</text:p>
      <text:p text:style-name="Standard"><text:span text:style-name="T1"/></text:p>
      <text:p text:style-name="Standard"><text:span text:style-name="T1">Qualité du code</text:span></text:p>
      <text:p text:style-name="Standard"><text:s text:c="4"/>Vous utiliserez des outils open source de mesure de qualité de code (e.g., Codacy).</text:p>
      <text:p text:style-name="Standard"><text:span text:style-name="T1"/></text:p>
      <text:p text:style-name="Standard"><text:span text:style-name="T1">Efficacité</text:span></text:p>
      <text:p text:style-name="Standard"><text:s text:c="4"/>Il s’agit d’évaluer la complexité algorithmique de la solution (O(n2) ou O(nlog(n))). Si on double par exemple la taille de la donnée en entrée, est-ce qu’on double le temps de calcul ?</text:p>
      <text:p text:style-name="Standard"><text:span text:style-name="T1"/></text:p>
      <text:p text:style-name="Standard"><text:span text:style-name="T1">Sobriété numérique</text:span></text:p>
      <text:p text:style-name="Standard"><text:s text:c="4"/>Cela devient un critère de plus en plus important. Certains outils permettent de donner une mesure de la consommation en ressources d’un algorithme (e.g., Joular).</text:p>
      <text:p text:style-name="P4"/>
      <text:p text:style-name="Standard"><text:span text:style-name="T1">Temps d’exécution</text:span></text:p>
      <text:p text:style-name="Standard"><text:s text:c="4"/>Il s’agit de mesurer le temps d’exécution.</text:p>
      <text:p text:style-name="P5"/>
      <text:h text:style-name="P3" text:outline-level="1"><text:bookmark-start text:name="__RefHeading___Toc108_139893416"/>Simplicité<text:bookmark-end text:name="__RefHeading___Toc108_139893416"/></text:h>
      <text:p text:style-name="Standard"/>
      <text:p text:style-name="Standard"/>
      <text:h text:style-name="P3" text:outline-level="1"><text:bookmark-start text:name="__RefHeading___Toc110_139893416"/>Efficacité<text:bookmark-end text:name="__RefHeading___Toc110_139893416"/></text:h>
      <text:p text:style-name="Standard"/>
      <text:p text:style-name="Standard"/>
      <text:h text:style-name="P3" text:outline-level="1"><text:bookmark-start text:name="__RefHeading___Toc112_139893416"/>Sobriété<text:bookmark-end text:name="__RefHeading___Toc112_139893416"/>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16:07:05.187000000</dc:date>
    <meta:editing-duration>PT16M33S</meta:editing-duration>
    <meta:editing-cycles>14</meta:editing-cycles>
    <meta:generator>LibreOffice/7.1.4.2$Windows_X86_64 LibreOffice_project/a529a4fab45b75fefc5b6226684193eb000654f6</meta:generator>
    <meta:document-statistic meta:table-count="0" meta:image-count="0" meta:object-count="0" meta:page-count="5" meta:paragraph-count="24" meta:word-count="140" meta:character-count="891" meta:non-whitespace-character-count="755"/>
  </office:meta>
</office:document-meta>
</file>